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18.593cm" fo:min-width="25.3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1.956cm" fo:min-width="7.80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1.067cm" fo:min-width="2.047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1.067cm" fo:min-width="2.048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middle" draw:auto-grow-height="false" fo:min-height="1.083cm" fo:min-width="7.80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5.385cm" fo:min-width="16.184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4.512cm" fo:min-width="0.69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middle" draw:auto-grow-height="false" fo:min-height="4.512cm" fo:min-width="0.563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4.496cm" fo:min-width="0.69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5.893cm" fo:min-width="16.184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1.845cm" fo:min-width="15.934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middle" draw:auto-grow-height="false" fo:min-height="0.956cm" fo:min-width="1.047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middle" draw:auto-grow-height="false" fo:min-height="0.956cm" fo:min-width="13.93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0.432cm" fo:min-width="15.934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2.21cm" fo:min-width="0.436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middle" draw:auto-grow-height="false" fo:min-height="0.94cm" fo:min-width="0.436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2.21cm" fo:min-width="7.802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middle" draw:auto-grow-height="false" fo:min-height="0.432cm" fo:min-width="0.921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middle" draw:auto-grow-height="false" fo:min-height="0.432cm" fo:min-width="0.922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middle" draw:auto-grow-height="false" fo:min-height="0.432cm" fo:min-width="7.427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4.877cm" fo:min-width="7.802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5.004cm" fo:min-width="24.82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1.321cm" fo:min-width="24.57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middle" draw:auto-grow-height="false" fo:min-height="0.448cm" fo:min-width="14.006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middle" draw:auto-grow-height="false" fo:min-height="0.448cm" fo:min-width="4.45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0.559cm" fo:min-width="24.57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middle" draw:auto-grow-height="false" fo:min-height="0.432cm" fo:min-width="3.357cm" fo:padding-top="0.165cm" fo:padding-bottom="0.165cm" fo:padding-left="0.29cm" fo:padding-right="0.29cm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none" draw:opacity="100%"/>
      <style:paragraph-properties fo:text-align="center"/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94cm" svg:height="18.923cm" svg:x="1cm" svg:y="1cm"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382cm" svg:height="2.286cm" svg:x="1.254cm" svg:y="1.889cm">
          <text:p text:style-name="P1">RSA Ke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27cm" svg:height="1.397cm" svg:x="1.379cm" svg:y="2.651cm">
          <text:p text:style-name="P1">Public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28cm" svg:height="1.397cm" svg:x="4.131cm" svg:y="2.651cm">
          <text:p text:style-name="P1">Privat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27cm" svg:height="1.397cm" svg:x="6.884cm" svg:y="2.651cm">
          <text:p text:style-name="P1">DER</text:p>
          <text:p text:style-name="P1">String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382cm" svg:height="1.413cm" svg:x="1.254cm" svg:y="4.379cm">
          <text:p text:style-name="P1">Inbound Socket</text:p>
          <text:p text:style-name="P1">(Abstractor)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6.764cm" svg:height="5.715cm" svg:x="9.89cm" svg:y="1.889cm">
          <text:p text:style-name="P1">k-Bucket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19.796cm" svg:y="2.63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25.257cm" svg:y="2.635cm">
          <text:p text:style-name="P1">τ-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23.86cm" svg:y="2.635cm">
          <text:p text:style-name="P1">τ-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22.463cm" svg:y="2.635cm">
          <text:p text:style-name="P1">τ-3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143cm" svg:height="4.842cm" svg:x="21.193cm" svg:y="2.63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7cm" svg:height="4.826cm" svg:x="12.811cm" svg:y="2.65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11.414cm" svg:y="2.63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14.208cm" svg:y="2.63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15.605cm" svg:y="2.63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17.002cm" svg:y="2.63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18.399cm" svg:y="2.63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10.017cm" svg:y="2.63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6.764cm" svg:height="6.223cm" svg:x="9.89cm" svg:y="7.858cm">
          <text:p text:style-name="P1">Stored Data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6.514cm" svg:height="2.175cm" svg:x="10.015cm" svg:y="8.604cm">
          <text:p text:style-name="P1">Association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627cm" svg:height="1.286cm" svg:x="10.14cm" svg:y="9.382cm">
          <text:p text:style-name="P1">Key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4.512cm" svg:height="1.286cm" svg:x="11.892cm" svg:y="9.382cm">
          <text:p text:style-name="P1">Data/Metadata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6.514cm" svg:height="2.175cm" svg:x="10.015cm" svg:y="10.906cm">
          <text:p text:style-name="P1">Association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627cm" svg:height="1.286cm" svg:x="10.14cm" svg:y="11.684cm">
          <text:p text:style-name="P1">Key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4.512cm" svg:height="1.286cm" svg:x="11.892cm" svg:y="11.684cm">
          <text:p text:style-name="P1">Data/Metadata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6.514cm" svg:height="0.762cm" svg:x="10.015cm" svg:y="13.19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10.144cm" svg:y="3.413cm">
          <text:p text:style-name="P1">p</text:p>
          <text:p text:style-name="P1">e</text:p>
          <text:p text:style-name="P1">e</text:p>
          <text:p text:style-name="P1">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1.016cm" svg:height="2.54cm" svg:x="11.541cm" svg:y="3.413cm">
          <text:p text:style-name="P1">p</text:p>
          <text:p text:style-name="P1">e</text:p>
          <text:p text:style-name="P1">e</text:p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11.541cm" svg:y="6.0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12.938cm" svg:y="3.413cm">
          <text:p text:style-name="P1">p</text:p>
          <text:p text:style-name="P1">e</text:p>
          <text:p text:style-name="P1">e</text:p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12.938cm" svg:y="6.0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14.335cm" svg:y="3.413cm">
          <text:p text:style-name="P1">p</text:p>
          <text:p text:style-name="P1">e</text:p>
          <text:p text:style-name="P1">e</text:p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14.335cm" svg:y="6.0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15.732cm" svg:y="3.413cm">
          <text:p text:style-name="P1">p</text:p>
          <text:p text:style-name="P1">e</text:p>
          <text:p text:style-name="P1">e</text:p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15.732cm" svg:y="6.0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17.129cm" svg:y="3.413cm">
          <text:p text:style-name="P1">p</text:p>
          <text:p text:style-name="P1">e</text:p>
          <text:p text:style-name="P1">e</text:p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17.129cm" svg:y="6.0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18.526cm" svg:y="3.413cm">
          <text:p text:style-name="P1">p</text:p>
          <text:p text:style-name="P1">e</text:p>
          <text:p text:style-name="P1">e</text:p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18.526cm" svg:y="6.0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19.923cm" svg:y="3.413cm">
          <text:p text:style-name="P1">p</text:p>
          <text:p text:style-name="P1">e</text:p>
          <text:p text:style-name="P1">e</text:p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19.923cm" svg:y="6.0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22.59cm" svg:y="3.413cm">
          <text:p text:style-name="P1">p</text:p>
          <text:p text:style-name="P1">e</text:p>
          <text:p text:style-name="P1">e</text:p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22.59cm" svg:y="6.0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23.987cm" svg:y="3.413cm">
          <text:p text:style-name="P1">p</text:p>
          <text:p text:style-name="P1">e</text:p>
          <text:p text:style-name="P1">e</text:p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23.987cm" svg:y="6.0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25.384cm" svg:y="3.413cm">
          <text:p text:style-name="P1">p</text:p>
          <text:p text:style-name="P1">e</text:p>
          <text:p text:style-name="P1">e</text:p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25.384cm" svg:y="6.0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8.382cm" svg:height="2.54cm" svg:x="1.254cm" svg:y="6.08cm">
          <text:p text:style-name="P1">Subnet Descriptor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501cm" svg:height="0.762cm" svg:x="1.379cm" svg:y="6.842cm">
          <text:p text:style-name="P1">k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502cm" svg:height="0.762cm" svg:x="3.005cm" svg:y="6.842cm">
          <text:p text:style-name="P1">α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.501cm" svg:height="0.762cm" svg:x="4.632cm" svg:y="6.842cm">
          <text:p text:style-name="P1">τ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501cm" svg:height="0.762cm" svg:x="6.258cm" svg:y="6.842cm">
          <text:p text:style-name="P1">β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501cm" svg:height="0.762cm" svg:x="7.885cm" svg:y="6.842cm">
          <text:p text:style-name="P1">ℓ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8.007cm" svg:height="0.762cm" svg:x="1.379cm" svg:y="7.731cm">
          <text:p text:style-name="P1">Description (string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8.382cm" svg:height="5.207cm" svg:x="1.254cm" svg:y="8.874cm">
          <text:p text:style-name="P1">Seen SHOUTs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5.4cm" svg:height="5.334cm" svg:x="1.254cm" svg:y="14.284cm">
          <text:p text:style-name="P1">Node Info Cache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5.15cm" svg:height="1.651cm" svg:x="1.379cm" svg:y="15.046cm">
          <text:p text:style-name="P1">Entry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4.586cm" svg:height="0.778cm" svg:x="1.506cm" svg:y="15.792cm">
          <text:p text:style-name="P1">Public Key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5.03cm" svg:height="0.778cm" svg:x="16.217cm" svg:y="15.792cm">
          <text:p text:style-name="P1">Address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5.03cm" svg:height="0.778cm" svg:x="21.372cm" svg:y="15.792cm">
          <text:p text:style-name="P1">Address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5.15cm" svg:height="1.651cm" svg:x="1.379cm" svg:y="16.824cm">
          <text:p text:style-name="P1">Entry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4.586cm" svg:height="0.778cm" svg:x="1.506cm" svg:y="17.57cm">
          <text:p text:style-name="P1">Public Key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5.03cm" svg:height="0.778cm" svg:x="16.217cm" svg:y="17.57cm">
          <text:p text:style-name="P1">Address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5.03cm" svg:height="0.778cm" svg:x="21.372cm" svg:y="17.57cm">
          <text:p text:style-name="P1">Address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5.15cm" svg:height="0.889cm" svg:x="1.379cm" svg:y="18.60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3.937cm" svg:height="0.762cm" svg:x="1.381cm" svg:y="9.763cm">
          <text:p text:style-name="P1">Signa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3.937cm" svg:height="0.762cm" svg:x="5.572cm" svg:y="9.763cm">
          <text:p text:style-name="P1">Signa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3.937cm" svg:height="0.762cm" svg:x="1.381cm" svg:y="10.779cm">
          <text:p text:style-name="P1">Signa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3.937cm" svg:height="0.762cm" svg:x="5.572cm" svg:y="10.779cm">
          <text:p text:style-name="P1">Signa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3.937cm" svg:height="0.762cm" svg:x="1.381cm" svg:y="11.795cm">
          <text:p text:style-name="P1">Signa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3.937cm" svg:height="0.762cm" svg:x="5.572cm" svg:y="11.795cm">
          <text:p text:style-name="P1">Signa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3.937cm" svg:height="0.762cm" svg:x="1.381cm" svg:y="12.811cm">
          <text:p text:style-name="P1">Signa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3.937cm" svg:height="0.762cm" svg:x="5.572cm" svg:y="12.811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7T15:36:16.084448687</meta:creation-date>
    <dc:date>2017-10-17T22:39:40.049215871</dc:date>
    <meta:editing-duration>PT3H47M54S</meta:editing-duration>
    <meta:editing-cycles>8</meta:editing-cycles>
    <meta:generator>LibreOffice/5.2.2.2$Linux_X86_64 LibreOffice_project/20m0$Build-2</meta:generator>
    <meta:document-statistic meta:object-count="74"/>
  </office:meta>
</office:document-meta>
</file>